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9000001A53F1A6ED0B9E70C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5cm" fo:min-width="4cm"/>
    </style:style>
    <style:style style:name="gr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solid" draw:fill-color="#ffa6a6" draw:textarea-horizontal-align="justify" draw:textarea-vertical-align="middle" draw:auto-grow-height="false" fo:min-height="0.25cm" fo:min-width="4cm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4cm"/>
    </style:style>
    <style:style style:name="gr6" style:family="graphic" style:parent-style-name="standard">
      <style:graphic-properties draw:stroke="none" draw:fill="solid" draw:fill-color="#127622" draw:textarea-horizontal-align="justify" draw:textarea-vertical-align="middle" draw:auto-grow-height="false" fo:min-height="0.25cm" fo:min-width="4cm"/>
    </style:style>
    <style:style style:name="gr7" style:family="graphic" style:parent-style-name="standard">
      <style:graphic-properties draw:stroke="none" svg:stroke-color="#000000" draw:fill="solid" draw:fill-color="#ffffff" draw:opacity="68%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draw:fill="solid" draw:fill-color="#0053aa" draw:textarea-horizontal-align="justify" draw:textarea-vertical-align="middle" draw:auto-grow-height="false" fo:min-height="0.25cm" fo:min-width="4cm"/>
    </style:style>
    <style:style style:name="gr9" style:family="graphic" style:parent-style-name="standard">
      <style:graphic-properties draw:stroke="none" draw:fill="solid" draw:fill-color="#7b3d00" draw:textarea-horizontal-align="justify" draw:textarea-vertical-align="middle" draw:auto-grow-height="false" fo:min-height="0.25cm" fo:min-width="4cm"/>
    </style:style>
    <style:style style:name="gr1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25cm" fo:min-width="4cm"/>
    </style:style>
    <style:style style:name="gr1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25cm" fo:min-width="4cm"/>
    </style:style>
    <style:style style:name="gr12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25cm" fo:min-width="4cm"/>
    </style:style>
    <style:style style:name="gr13" style:family="graphic" style:parent-style-name="standard">
      <style:graphic-properties draw:stroke="none" svg:stroke-color="#000000" draw:fill="solid" draw:fill-color="#ffffff" draw:opacity="40%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25cm" fo:min-width="4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4cm"/>
    </style:style>
    <style:style style:name="gr16" style:family="graphic" style:parent-style-name="standard">
      <style:graphic-properties draw:stroke="none" draw:fill="solid" draw:fill-color="#e16173" draw:textarea-horizontal-align="justify" draw:textarea-vertical-align="middle" draw:auto-grow-height="false" fo:min-height="0.25cm" fo:min-width="4cm"/>
    </style:style>
    <style:style style:name="gr17" style:family="graphic" style:parent-style-name="standard">
      <style:graphic-properties draw:stroke="none" draw:fill="solid" draw:fill-color="#ea7500" draw:textarea-horizontal-align="justify" draw:textarea-vertical-align="middle" draw:auto-grow-height="false" fo:min-height="0.25cm" fo:min-width="4cm"/>
    </style:style>
    <style:style style:name="gr18" style:family="graphic" style:parent-style-name="standard">
      <style:graphic-properties draw:stroke="none" svg:stroke-color="#000000" draw:fill="none" draw:fill-color="#ffffff" draw:opacity="68%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solid" draw:fill-color="#ffa6a6"/>
      <style:paragraph-properties fo:text-align="center"/>
    </style:style>
    <style:style style:name="P5" style:family="paragraph">
      <loext:graphic-properties draw:fill="solid" draw:fill-color="#127622"/>
      <style:paragraph-properties fo:text-align="center"/>
    </style:style>
    <style:style style:name="P6" style:family="paragraph">
      <loext:graphic-properties draw:fill="solid" draw:fill-color="#ffffff" draw:opacity="68%"/>
      <style:text-properties fo:font-size="14pt" style:font-size-asian="14pt" style:font-size-complex="14pt"/>
    </style:style>
    <style:style style:name="P7" style:family="paragraph">
      <loext:graphic-properties draw:fill="solid" draw:fill-color="#0053aa"/>
      <style:paragraph-properties fo:text-align="center"/>
    </style:style>
    <style:style style:name="P8" style:family="paragraph">
      <loext:graphic-properties draw:fill="solid" draw:fill-color="#7b3d00"/>
      <style:paragraph-properties fo:text-align="center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text-properties fo:font-size="10pt"/>
    </style:style>
    <style:style style:name="P12" style:family="paragraph">
      <loext:graphic-properties draw:fill="solid" draw:fill-color="#ffffff" draw:opacity="68%"/>
      <style:text-properties fo:font-size="10pt" style:font-size-asian="14pt" style:font-size-complex="14pt"/>
    </style:style>
    <style:style style:name="P13" style:family="paragraph">
      <loext:graphic-properties draw:fill="solid" draw:fill-color="#999999"/>
      <style:paragraph-properties fo:text-align="center"/>
    </style:style>
    <style:style style:name="P14" style:family="paragraph">
      <loext:graphic-properties draw:fill="solid" draw:fill-color="#ffffff" draw:opacity="40%"/>
      <style:text-properties fo:font-size="14pt" style:font-size-asian="14pt" style:font-size-complex="14pt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loext:graphic-properties draw:fill="solid" draw:fill-color="#e16173"/>
      <style:paragraph-properties fo:text-align="center"/>
    </style:style>
    <style:style style:name="P17" style:family="paragraph">
      <loext:graphic-properties draw:fill="solid" draw:fill-color="#ea7500"/>
      <style:paragraph-properties fo:text-align="center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loext:graphic-properties draw:fill="solid" draw:fill-color="#ffffff" draw:opacity="68%"/>
      <style:text-properties fo:font-size="10pt" style:font-size-asian="10pt" style:font-size-complex="10pt"/>
    </style:style>
    <style:style style:name="P20" style:family="paragraph">
      <style:text-properties fo:color="#ffffff" loext:opacity="100%" fo:font-size="10pt"/>
    </style:style>
    <style:style style:name="P21" style:family="paragraph">
      <loext:graphic-properties draw:fill="none" draw:fill-color="#ffffff" draw:opacity="68%"/>
      <style:text-properties fo:color="#ffffff" loext:opacity="100%" fo:font-size="1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4pt" style:font-size-complex="14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41cm" svg:height="11.139cm" svg:x="7.75cm" svg:y="4.5cm">
          <draw:image xlink:href="Pictures/10000201000000D9000001A53F1A6ED0B9E70C68.png" xlink:type="simple" xlink:show="embed" xlink:actuate="onLoad" draw:mime-type="image/png">
            <text:p/>
          </draw:image>
        </draw:frame>
        <draw:g>
          <draw:custom-shape draw:style-name="gr2" draw:text-style-name="P2" draw:layer="layout" svg:width="4.5cm" svg:height="0.5cm" svg:x="13.2cm" svg:y="6.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5cm" svg:height="0.25cm" svg:x="12.95cm" svg:y="6.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4.5cm" svg:height="0.5cm" svg:x="13.2cm" svg:y="1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5cm" svg:height="0.25cm" svg:x="12.95cm" svg:y="12.6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5cm" svg:height="0.1cm" svg:x="13.2cm" svg:y="12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4.5cm" svg:height="0.5cm" svg:x="3.5cm" svg:y="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25cm" svg:height="0.25cm" svg:x="8cm" svg:y="7.75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2" draw:text-style-name="P2" draw:layer="layout" svg:width="4.5cm" svg:height="0.5cm" svg:x="3.5cm" svg:y="8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25cm" svg:height="0.25cm" svg:x="8cm" svg:y="8.55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6" draw:text-style-name="P5" draw:layer="layout" svg:width="4.5cm" svg:height="0.5cm" svg:x="13.2cm" svg:y="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5cm" svg:height="0.25cm" svg:x="12.95cm" svg:y="15.15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6" draw:layer="layout" svg:width="2.653cm" svg:height="0.806cm" svg:x="13.836cm" svg:y="14.894cm">
          <draw:text-box>
            <text:p><text:span text:style-name="T1">A10 / CIR</text:span></text:p>
          </draw:text-box>
        </draw:frame>
        <draw:g>
          <draw:custom-shape draw:style-name="gr8" draw:text-style-name="P7" draw:layer="layout" svg:width="4.5cm" svg:height="0.5cm" svg:x="13.25cm" svg:y="11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5cm" svg:height="0.25cm" svg:x="13cm" svg:y="11.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8" draw:layer="layout" svg:width="4.5cm" svg:height="0.5cm" svg:x="13.2cm" svg:y="10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5cm" svg:height="0.25cm" svg:x="12.95cm" svg:y="11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9" draw:layer="layout" svg:width="4.5cm" svg:height="0.5cm" svg:x="13.2cm" svg:y="10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5cm" svg:height="0.25cm" svg:x="12.95cm" svg:y="10.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0" draw:layer="layout" svg:width="4.5cm" svg:height="0.5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5cm" svg:height="0.25cm" svg:x="12.95cm" svg:y="9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9" draw:layer="layout" svg:width="4.5cm" svg:height="0.5cm" svg:x="13.2cm" svg:y="13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5cm" svg:height="0.25cm" svg:x="12.95cm" svg:y="13.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4.5cm" svg:height="0.5cm" svg:x="13.2cm" svg:y="14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5cm" svg:height="0.25cm" svg:x="12.95cm" svg:y="14.25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12" draw:layer="layout" svg:width="1.785cm" svg:height="0.645cm" svg:x="13.836cm" svg:y="13.994cm">
          <draw:text-box>
            <text:p text:style-name="P11"><text:span text:style-name="T2">Shift UP</text:span></text:p>
          </draw:text-box>
        </draw:frame>
        <draw:frame draw:style-name="gr7" draw:text-style-name="P12" draw:layer="layout" svg:width="1.243cm" svg:height="0.645cm" svg:x="13.836cm" svg:y="13.2cm">
          <draw:text-box>
            <text:p text:style-name="P11"><text:span text:style-name="T3">Sta</text:span><text:span text:style-name="T2">rt</text:span></text:p>
          </draw:text-box>
        </draw:frame>
        <draw:g>
          <draw:custom-shape draw:style-name="gr8" draw:text-style-name="P7" draw:layer="layout" svg:width="4.5cm" svg:height="0.5cm" svg:x="3.5cm" svg:y="11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25cm" svg:height="0.25cm" svg:x="8cm" svg:y="11.85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13" draw:layer="layout" svg:width="4.5cm" svg:height="0.5cm" svg:x="3.5cm" svg:y="10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25cm" svg:height="0.25cm" svg:x="8cm" svg:y="11.05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13" draw:text-style-name="P14" draw:layer="layout" svg:width="3.254cm" svg:height="0.806cm" svg:x="4.446cm" svg:y="10.794cm">
          <draw:text-box>
            <text:p><text:span text:style-name="T1">CROSS / A6</text:span></text:p>
          </draw:text-box>
        </draw:frame>
        <draw:g>
          <draw:custom-shape draw:style-name="gr11" draw:text-style-name="P10" draw:layer="layout" svg:width="4.5cm" svg:height="0.5cm" svg:x="3.5cm" svg:y="12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25cm" svg:height="0.25cm" svg:x="8cm" svg:y="12.65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13" draw:text-style-name="P14" draw:layer="layout" svg:width="2.568cm" svg:height="0.806cm" svg:x="5.096cm" svg:y="12.394cm">
          <draw:text-box>
            <text:p><text:span text:style-name="T1">SQU / A7</text:span></text:p>
          </draw:text-box>
        </draw:frame>
        <draw:frame draw:style-name="gr7" draw:text-style-name="P6" draw:layer="layout" svg:width="2.31cm" svg:height="0.806cm" svg:x="13.836cm" svg:y="11.594cm">
          <draw:text-box>
            <text:p><text:span text:style-name="T1">A0 / TRI</text:span></text:p>
          </draw:text-box>
        </draw:frame>
        <draw:g>
          <draw:custom-shape draw:style-name="gr14" draw:text-style-name="P15" draw:layer="layout" svg:width="4.5cm" svg:height="0.5cm" svg:x="3.5cm" svg:y="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25cm" svg:height="0.25cm" svg:x="8cm" svg:y="6.15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13" draw:text-style-name="P14" draw:layer="layout" svg:width="1.133cm" svg:height="0.806cm" svg:x="6.331cm" svg:y="5.894cm">
          <draw:text-box>
            <text:p><text:span text:style-name="T1">D1</text:span></text:p>
          </draw:text-box>
        </draw:frame>
        <draw:g>
          <draw:custom-shape draw:style-name="gr9" draw:text-style-name="P8" draw:layer="layout" svg:width="4.5cm" svg:height="0.5cm" svg:x="3.5cm" svg:y="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25cm" svg:height="0.25cm" svg:x="8cm" svg:y="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10" draw:layer="layout" svg:width="4.5cm" svg:height="0.1cm" svg:x="3.5cm" svg:y="7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13" draw:text-style-name="P14" draw:layer="layout" svg:width="1.133cm" svg:height="0.806cm" svg:x="6.331cm" svg:y="6.694cm">
          <draw:text-box>
            <text:p><text:span text:style-name="T1">D0</text:span></text:p>
          </draw:text-box>
        </draw:frame>
        <draw:g>
          <draw:custom-shape draw:style-name="gr6" draw:text-style-name="P5" draw:layer="layout" svg:width="4.5cm" svg:height="0.5cm" svg:x="3.5cm" svg:y="10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25cm" svg:height="0.25cm" svg:x="8cm" svg:y="1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10" draw:layer="layout" svg:width="4.5cm" svg:height="0.1cm" svg:x="3.5cm" svg:y="10.3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6" draw:text-style-name="P16" draw:layer="layout" svg:width="4.5cm" svg:height="0.5cm" svg:x="3.5cm" svg:y="9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25cm" svg:height="0.25cm" svg:x="8cm" svg:y="9.35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7" draw:text-style-name="P17" draw:layer="layout" svg:width="4.5cm" svg:height="0.5cm" svg:x="3.5cm" svg:y="14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25cm" svg:height="0.25cm" svg:x="8cm" svg:y="14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10" draw:layer="layout" svg:width="4.5cm" svg:height="0.1cm" svg:x="3.5cm" svg:y="14.3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0" draw:text-style-name="P9" draw:layer="layout" svg:width="4.5cm" svg:height="0.5cm" svg:x="3.5cm" svg:y="14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25cm" svg:height="0.25cm" svg:x="8cm" svg:y="15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10" draw:layer="layout" svg:width="4.5cm" svg:height="0.1cm" svg:x="3.5cm" svg:y="15.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4" draw:text-style-name="P15" draw:layer="layout" svg:width="4.5cm" svg:height="0.5cm" svg:x="3.5cm" svg:y="1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0.25cm" svg:height="0.25cm" svg:x="8cm" svg:y="13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2" draw:layer="layout" svg:width="4.5cm" svg:height="0.1cm" svg:x="3.5cm" svg:y="13.5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0" draw:text-style-name="P9" draw:layer="layout" svg:width="4.5cm" svg:height="0.5cm" svg:x="13.2cm" svg:y="8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5cm" svg:height="0.25cm" svg:x="12.95cm" svg:y="8.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5" draw:layer="layout" svg:width="4.5cm" svg:height="0.5cm" svg:x="13.4cm" svg:y="8.3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3" draw:text-style-name="P3" draw:layer="layout" svg:width="0.25cm" svg:height="0.25cm" svg:x="13.15cm" svg:y="8.45cm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7" draw:text-style-name="P19" draw:layer="layout" svg:width="2.678cm" svg:height="1.039cm" svg:x="13.836cm" svg:y="8.2cm">
          <draw:text-box>
            <text:p text:style-name="P18"><text:span text:style-name="T4">AVDD pedals/</text:span><text:span text:style-name="T4"><text:line-break/></text:span><text:span text:style-name="T4">Wheel pot+</text:span></text:p>
          </draw:text-box>
        </draw:frame>
        <draw:frame draw:style-name="gr7" draw:text-style-name="P19" draw:layer="layout" svg:width="2.504cm" svg:height="0.645cm" svg:x="13.836cm" svg:y="9.2cm">
          <draw:text-box>
            <text:p text:style-name="P18"><text:span text:style-name="T4">Wheel signal</text:span></text:p>
          </draw:text-box>
        </draw:frame>
        <draw:frame draw:style-name="gr7" draw:text-style-name="P19" draw:layer="layout" svg:width="1.421cm" svg:height="0.645cm" svg:x="13.836cm" svg:y="10.055cm">
          <draw:text-box>
            <text:p text:style-name="P18"><text:span text:style-name="T4">Brake</text:span></text:p>
          </draw:text-box>
        </draw:frame>
        <draw:frame draw:style-name="gr7" draw:text-style-name="P19" draw:layer="layout" svg:width="1.361cm" svg:height="0.645cm" svg:x="13.836cm" svg:y="10.855cm">
          <draw:text-box>
            <text:p text:style-name="P18"><text:span text:style-name="T4">Accel</text:span></text:p>
          </draw:text-box>
        </draw:frame>
        <draw:frame draw:style-name="gr7" draw:text-style-name="P19" draw:layer="layout" svg:width="2.246cm" svg:height="0.645cm" svg:x="5.218cm" svg:y="9.1cm">
          <draw:text-box>
            <text:p text:style-name="P18"><text:span text:style-name="T4">Paddle_RT</text:span></text:p>
          </draw:text-box>
        </draw:frame>
        <draw:frame draw:style-name="gr7" draw:text-style-name="P19" draw:layer="layout" svg:width="2.195cm" svg:height="0.645cm" svg:x="5.269cm" svg:y="10.055cm">
          <draw:text-box>
            <text:p text:style-name="P18"><text:span text:style-name="T4">Paddle_LT</text:span></text:p>
          </draw:text-box>
        </draw:frame>
        <draw:frame draw:style-name="gr7" draw:text-style-name="P12" draw:layer="layout" svg:width="1.806cm" svg:height="0.645cm" svg:x="5.658cm" svg:y="11.6cm">
          <draw:text-box>
            <text:p text:style-name="P11"><text:span text:style-name="T2">Shift DN</text:span></text:p>
          </draw:text-box>
        </draw:frame>
        <draw:frame draw:style-name="gr7" draw:text-style-name="P12" draw:layer="layout" svg:width="1.264cm" svg:height="0.645cm" svg:x="6.2cm" svg:y="13.255cm">
          <draw:text-box>
            <text:p text:style-name="P11"><text:span text:style-name="T2">DDN</text:span></text:p>
          </draw:text-box>
        </draw:frame>
        <draw:frame draw:style-name="gr7" draw:text-style-name="P12" draw:layer="layout" svg:width="0.951cm" svg:height="0.645cm" svg:x="6.513cm" svg:y="14.055cm">
          <draw:text-box>
            <text:p text:style-name="P11"><text:span text:style-name="T2">DL</text:span></text:p>
          </draw:text-box>
        </draw:frame>
        <draw:frame draw:style-name="gr7" draw:text-style-name="P12" draw:layer="layout" svg:width="1.01cm" svg:height="0.645cm" svg:x="6.454cm" svg:y="14.855cm">
          <draw:text-box>
            <text:p text:style-name="P11"><text:span text:style-name="T2">DR</text:span></text:p>
          </draw:text-box>
        </draw:frame>
        <draw:frame draw:style-name="gr7" draw:text-style-name="P12" draw:layer="layout" svg:width="1.243cm" svg:height="0.645cm" svg:x="13.836cm" svg:y="12.455cm">
          <draw:text-box>
            <text:p text:style-name="P11"><text:span text:style-name="T2">DUP</text:span></text:p>
          </draw:text-box>
        </draw:frame>
        <draw:frame draw:style-name="gr18" draw:text-style-name="P21" draw:layer="layout" svg:width="1.285cm" svg:height="0.645cm" svg:x="13.9cm" svg:y="6.755cm">
          <draw:text-box>
            <text:p text:style-name="P20"><text:span text:style-name="T2">GND</text:span></text:p>
          </draw:text-box>
        </draw:frame>
        <draw:frame draw:style-name="gr18" draw:text-style-name="P21" draw:layer="layout" svg:width="1.285cm" svg:height="0.645cm" svg:x="6.3cm" svg:y="7.555cm">
          <draw:text-box>
            <text:p text:style-name="P20"><text:span text:style-name="T2">GND</text:span></text:p>
          </draw:text-box>
        </draw:frame>
        <draw:frame draw:style-name="gr18" draw:text-style-name="P21" draw:layer="layout" svg:width="1.285cm" svg:height="0.645cm" svg:x="6.301cm" svg:y="8.356cm">
          <draw:text-box>
            <text:p text:style-name="P20"><text:span text:style-name="T2">GN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3T11:12:58.637000000</meta:creation-date>
    <dc:date>2020-11-13T16:26:16.564000000</dc:date>
    <meta:editing-duration>PT2H7M49S</meta:editing-duration>
    <meta:editing-cycles>6</meta:editing-cycles>
    <meta:generator>LibreOffice/7.0.3.1$Windows_X86_64 LibreOffice_project/d7547858d014d4cf69878db179d326fc3483e082</meta:generator>
    <meta:document-statistic meta:object-count="98"/>
  </office:meta>
</office:document-meta>
</file>